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setNames( List &lt; String &gt;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etCodes( List &lt; String &gt; 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105_for_SpitFire.test_listError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